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930" officeooo:paragraph-rsid="00172930"/>
    </style:style>
    <style:style style:name="T1" style:family="text">
      <style:text-properties officeooo:rsid="00184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</text:p>
      <text:p text:style-name="P1">Comand Prompts </text:p>
      <text:p text:style-name="P1">&gt;&gt;&gt; 2**5</text:p>
      <text:p text:style-name="P1">32</text:p>
      <text:p text:style-name="P1">&gt;&gt;&gt; 4**3</text:p>
      <text:p text:style-name="P1">64</text:p>
      <text:p text:style-name="P1">&gt;&gt;&gt; 10%100</text:p>
      <text:p text:style-name="P1">10</text:p>
      <text:p text:style-name="P1">&gt;&gt;&gt; 100%20</text:p>
      <text:p text:style-name="P1">0</text:p>
      <text:p text:style-name="P1">&gt;&gt;&gt; 65/2</text:p>
      <text:p text:style-name="P1">32.5</text:p>
      <text:p text:style-name="P1">&gt;&gt;&gt; 25/4</text:p>
      <text:p text:style-name="P1">6.25</text:p>
      <text:p text:style-name="P1">&gt;&gt;&gt; 65//2</text:p>
      <text:p text:style-name="P1">32</text:p>
      <text:p text:style-name="P1">&gt;&gt;&gt; 45//8</text:p>
      <text:p text:style-name="P1">5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34:24.847693412</meta:creation-date>
    <dc:date>2018-10-03T10:04:17.882646319</dc:date>
    <meta:editing-duration>PT19M42S</meta:editing-duration>
    <meta:editing-cycles>1</meta:editing-cycles>
    <meta:document-statistic meta:table-count="0" meta:image-count="0" meta:object-count="0" meta:page-count="1" meta:paragraph-count="18" meta:word-count="27" meta:character-count="111" meta:non-whitespace-character-count="100"/>
    <meta:generator>LibreOffice/6.0.3.2$Linux_X86_64 LibreOffice_project/00m0$Build-2</meta:generator>
  </office:meta>
</office:document-meta>
</file>